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3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7" style:family="graphic" style:parent-style-name="objectwithoutfill">
      <style:graphic-properties svg:stroke-width="0.051cm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svg:stroke-color="#dc2300" draw:marker-start-width="0.355cm" draw:marker-end="Triangle_20_unfilled" draw:marker-end-width="0.55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svg:stroke-color="#dc2300" draw:marker-start-width="0.355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9.66cm" svg:y="20.681cm" svg:viewBox="0 0 0 0" draw:points="0,0">
          <text:p/>
        </draw:polygon>
        <draw:custom-shape draw:style-name="gr2" draw:text-style-name="P3" xml:id="id3" draw:id="id3" draw:layer="layout" svg:width="5.791cm" svg:height="1.295cm" svg:x="2.038cm" svg:y="0.268cm">
          <text:p text:style-name="P2"><text:span text:style-name="T1">ArtMe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5.784cm" svg:height="1.291cm" svg:x="2.037cm" svg:y="3.287cm">
          <text:p text:style-name="P2"><text:span text:style-name="T1">Pain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08cm" svg:height="0.508cm" svg:x="3.615cm" svg:y="1.0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5.784cm" svg:height="1.291cm" svg:x="2.037cm" svg:y="6.312cm">
          <text:p text:style-name="P2"><text:span text:style-name="T1">Fres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5.784cm" svg:height="1.291cm" svg:x="2.032cm" svg:y="9.415cm">
          <text:p text:style-name="P2"><text:span text:style-name="T1">Adorazione Mag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929cm" svg:y1="6.312cm" svg:x2="4.929cm" svg:y2="4.578cm" draw:start-shape="id1" draw:start-glue-point="0" draw:end-shape="id2" draw:end-glue-point="2" svg:d="M4929 6312v-1734" svg:viewBox="0 0 1 1735">
          <text:p/>
        </draw:connector>
        <draw:connector draw:style-name="gr8" draw:text-style-name="P1" draw:layer="layout" svg:x1="4.929cm" svg:y1="3.287cm" svg:x2="4.933cm" svg:y2="1.563cm" draw:start-shape="id2" draw:start-glue-point="0" draw:end-shape="id3" draw:end-glue-point="2" svg:d="M4929 3287v-761h4v-963" svg:viewBox="0 0 5 1725">
          <text:p/>
        </draw:connector>
        <draw:connector draw:style-name="gr9" draw:text-style-name="P1" draw:layer="layout" svg:x1="4.924cm" svg:y1="9.415cm" svg:x2="4.929cm" svg:y2="7.603cm" draw:start-shape="id4" draw:start-glue-point="0" draw:end-shape="id1" draw:end-glue-point="2" svg:d="M4924 9415v-805h5v-1007" svg:viewBox="0 0 6 1813">
          <text:p/>
        </draw:connector>
        <draw:custom-shape draw:style-name="gr4" draw:text-style-name="P1" draw:layer="layout" svg:width="0.508cm" svg:height="0.508cm" svg:x="2.515cm" svg:y="1.0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6T23:38:30.573861042</dc:date>
    <dc:creator>Marco Buttu</dc:creator>
    <meta:editing-duration>PT5H1M33S</meta:editing-duration>
    <meta:editing-cycles>60</meta:editing-cycles>
    <meta:generator>LibreOffice/4.2.6.3$Linux_X86_64 LibreOffice_project/420m0$Build-3</meta:generator>
    <meta:document-statistic meta:object-count="10"/>
  </office:meta>
</office:document-meta>
</file>